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44pt" style:font-size-asian="36pt" style:font-size-complex="36pt" fo:hyphenate="false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6" style:family="paragraph">
      <style:text-properties fo:font-size="32pt"/>
    </style:style>
    <style:style style:name="P17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696464" style:text-line-through-style="none" style:text-line-through-type="none" style:text-position="0% 100%" style:font-name="Arial1" fo:letter-spacing="normal" style:text-underline-style="none" fo:font-weight="normal" style:font-size-asian="36pt" style:font-weight-asian="normal" style:font-size-complex="3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</text:span><text:span text:style-name="T4"> (folder 3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4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Exception</text:p>
              </table:table-cell>
              <table:table-cell>
                <text:p text:style-name="P9">Assert</text:p>
              </table:table-cell>
            </table:table-row>
            <table:table-row table:style-name="ro1" table:default-cell-style-name="ce2">
              <table:table-cell table:style-name="ce1">
                <text:p text:style-name="P9">Used during:</text:p>
              </table:table-cell>
              <table:table-cell>
                <text:p text:style-name="P10">Normal run</text:p>
              </table:table-cell>
              <table:table-cell>
                <text:p text:style-name="P10">Development</text:p>
              </table:table-cell>
            </table:table-row>
            <table:table-row table:style-name="ro1" table:default-cell-style-name="ce4">
              <table:table-cell table:style-name="ce3">
                <text:p text:style-name="P11">Used for:</text:p>
              </table:table-cell>
              <table:table-cell>
                <text:p text:style-name="P12">Handling exceptional conditions.</text:p>
              </table:table-cell>
              <table:table-cell>
                <text:p text:style-name="P12">Spotting internal errors and bugs.</text:p>
              </table:table-cell>
            </table:table-row>
            <table:table-row table:style-name="ro1" table:default-cell-style-name="ce4">
              <table:table-cell table:style-name="ce3">
                <text:p text:style-name="P11">Disabling:</text:p>
              </table:table-cell>
              <table:table-cell>
                <text:p text:style-name="P12">No</text:p>
              </table:table-cell>
              <table:table-cell>
                <text:p text:style-name="P12">With compiler flag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 xml:id="id3" draw:id="id3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5" draw:layer="layout" svg:width="23.706cm" svg:height="2.285cm" svg:x="0.847cm" svg:y="0.763cm" presentation:class="title" presentation:user-transformed="true">
          <draw:text-box>
            <text:p text:style-name="P14"><text:span text:style-name="T6">Unit testing</text:span></text:p>
          </draw:text-box>
        </draw:frame>
        <draw:frame draw:style-name="gr2" draw:text-style-name="P17" draw:layer="layout" svg:width="23.114cm" svg:height="4.318cm" svg:x="1.27cm" svg:y="3.81cm">
          <draw:text-box>
            <text:list text:style-name="L1">
              <text:list-item>
                <text:p text:style-name="P16">Many frameworks.</text:p>
              </text:list-item>
              <text:list-item>
                <text:p text:style-name="P16">You saw <text:span text:style-name="T7">GTest</text:span>.</text:p>
              </text:list-item>
              <text:list-item>
                <text:p text:style-name="P16">Another option: <text:span text:style-name="T7">doctest</text:span> (folder 4).</text:p>
              </text:list-item>
            </text:list>
          </draw:text-box>
        </draw:frame>
        <draw:frame draw:name="Title 1" presentation:style-name="pr4" draw:text-style-name="P15" draw:layer="layout" svg:width="23.706cm" svg:height="2.285cm" svg:x="0.847cm" svg:y="0.764cm" presentation:class="title" presentation:user-transformed="true">
          <draw:text-box>
            <text:p text:style-name="P14"><text:span text:style-name="T6">Unit testing</text:span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 xml:id="id4" draw:id="id4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5" draw:layer="layout" svg:width="23.706cm" svg:height="2.285cm" svg:x="0.847cm" svg:y="0.763cm" presentation:class="title" presentation:user-transformed="true">
          <draw:text-box>
            <text:p text:style-name="P14"><text:span text:style-name="T6">Finding memory leaks</text:span><text:span text:style-name="T4"> (folder 5)</text:span></text:p>
          </draw:text-box>
        </draw:frame>
        <draw:frame draw:style-name="gr3" draw:text-style-name="P17" draw:layer="layout" svg:width="23.114cm" svg:height="4.049cm" svg:x="1.27cm" svg:y="3.81cm">
          <draw:text-box>
            <text:list text:style-name="L1">
              <text:list-header>
                <text:p text:style-name="P16"><text:span text:style-name="T8">Basic check:</text:span></text:p>
              </text:list-header>
              <text:list-item>
                <text:p text:style-name="P16">sudo apt install valgrind</text:p>
              </text:list-item>
              <text:list-item>
                <text:p text:style-name="P16">valgrind –tool=memcheck ./a.out</text:p>
              </text:list-item>
            </text:list>
          </draw:text-box>
        </draw:frame>
        <draw:frame draw:name="Title 1" presentation:style-name="pr4" draw:text-style-name="P15" draw:layer="layout" svg:width="23.706cm" svg:height="2.285cm" svg:x="0.847cm" svg:y="0.764cm" presentation:class="title" presentation:user-transformed="true">
          <draw:text-box>
            <text:p text:style-name="P14"><text:span text:style-name="T6"/></text:p>
          </draw:text-box>
        </draw:frame>
        <draw:frame draw:style-name="gr3" draw:text-style-name="P17" draw:layer="layout" svg:width="23.114cm" svg:height="5.315cm" svg:x="1.27cm" svg:y="8.651cm">
          <draw:text-box>
            <text:list text:style-name="L1">
              <text:list-header>
                <text:p text:style-name="P16"><text:span text:style-name="T8">Detailed check:</text:span></text:p>
              </text:list-header>
              <text:list-item>
                <text:p text:style-name="P16">valgrind –tool=memcheck <text:s text:c="2"/><text:line-break/><text:span text:style-name="T7">-v --leak-check=full –show-leak-kinds=all </text:span>./a.out</text:p>
              </text:list-item>
            </text:list>
          </draw:text-box>
        </draw:frame>
        <draw:frame draw:style-name="gr3" draw:text-style-name="P17" draw:layer="layout" svg:width="23.114cm" svg:height="4.049cm" svg:x="1.27cm" svg:y="14.732cm">
          <draw:text-box>
            <text:list text:style-name="L1">
              <text:list-header>
                <text:p text:style-name="P16"><text:span text:style-name="T8">O</text:span><text:span text:style-name="T8">n</text:span><text:span text:style-name="T8">l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t</text:span><text:span text:style-name="T8">t</text:span><text:span text:style-name="T8">o</text:span><text:span text:style-name="T8">m</text:span><text:span text:style-name="T8"> </text:span><text:span text:style-name="T8">l</text:span><text:span text:style-name="T8">i</text:span><text:span text:style-name="T8">n</text:span><text:span text:style-name="T8">e</text:span><text:span text:style-name="T8">:</text:span></text:p>
              </text:list-header>
              <text:list-item>
                <text:p text:style-name="P16">valgrind –tool=memcheck ./a.out <text:line-break/> <text:s/><text:s/><text:s/><text:s/><text:s/><text:span text:style-name="T7">2</text:span><text:span text:style-name="T7">&gt;</text:span><text:span text:style-name="T7">&amp;</text:span><text:span text:style-name="T7">1</text:span><text:span text:style-name="T7"> </text:span><text:span text:style-name="T7">|</text:span><text:span text:style-name="T7"> </text:span><text:span text:style-name="T7">g</text:span><text:span text:style-name="T7">r</text:span><text:span text:style-name="T7">e</text:span><text:span text:style-name="T7">p</text:span><text:span text:style-name="T7"> </text:span><text:span text:style-name="T7">"</text:span><text:span text:style-name="T7">l</text:span><text:span text:style-name="T7">o</text:span><text:span text:style-name="T7">s</text:span><text:span text:style-name="T7">t</text:span><text:span text:style-name="T7">"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9</meta:editing-cycles>
    <meta:print-date>1999-11-04T13:06:28</meta:print-date>
    <meta:creation-date>1999-10-10T10:49:40</meta:creation-date>
    <dc:date>2018-03-19T10:18:53.512575152</dc:date>
    <meta:editing-duration>P27DT8H35M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